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aecf0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ff950e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width="0.1cm" svg:stroke-color="#c0c0c0" draw:marker-start-width="0.35cm" draw:marker-end-width="0.35cm" draw:fill="none" draw:fill-color="#7da647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  <style:text-properties fo:color="#5c8526" fo:font-size="18pt" style:font-size-asian="18pt" style:font-size-complex="18pt"/>
    </style:style>
    <style:style style:name="P2" style:family="paragraph">
      <style:paragraph-properties fo:text-align="center"/>
      <style:text-properties fo:color="#00ae00" fo:font-size="18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ff950e"/>
    </style:style>
    <style:style style:name="P5" style:family="paragraph">
      <style:paragraph-properties fo:text-align="center"/>
      <style:text-properties fo:color="#aecf00" fo:font-size="18pt" style:font-size-asian="18pt" style:font-size-complex="18pt"/>
    </style:style>
    <style:style style:name="P6" style:family="paragraph">
      <style:paragraph-properties fo:text-align="center"/>
      <style:text-properties fo:color="#666666" fo:font-size="16pt" style:font-size-asian="18pt" style:font-size-complex="18pt"/>
    </style:style>
    <style:style style:name="T1" style:family="text">
      <style:text-properties fo:color="#ff950e"/>
    </style:style>
    <style:style style:name="T2" style:family="text">
      <style:text-properties fo:color="#aecf00" fo:font-size="18pt" style:font-size-asian="18pt" style:font-size-complex="18pt"/>
    </style:style>
    <style:style style:name="T3" style:family="text">
      <style:text-properties fo:color="#666666" fo:font-size="16pt" style:font-size-asian="18pt" style:font-size-complex="18pt"/>
    </style:style>
    <style:style style:name="T4" style:family="text">
      <style:text-properties fo:color="#666666" fo:font-size="16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custom-shape draw:style-name="gr1" draw:text-style-name="P1" draw:layer="layout" svg:width="17.2cm" svg:height="3.3cm" svg:x="1.9cm" svg:y="2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8.8cm" svg:height="10cm" svg:x="1.1cm" svg:y="1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6.1cm" svg:height="1cm" svg:x="2.6cm" svg:y="0.9cm">
          <text:p text:style-name="P3"><text:span text:style-name="T1">deegree workspace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4cm" svg:height="1cm" svg:x="2.4cm" svg:y="2cm">
          <text:p text:style-name="P5"><text:span text:style-name="T2">WM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6cm" svg:height="1.3cm" svg:x="2.6cm" svg:y="3.735cm">
          <text:p text:style-name="P3"><text:span text:style-name="T3">Layer </text:span><text:span text:style-name="T4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6cm" svg:height="1.3cm" svg:x="8.2cm" svg:y="3.7cm">
          <text:p text:style-name="P3"><text:span text:style-name="T3">Layer </text:span><text:span text:style-name="T4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6cm" svg:height="1.3cm" svg:x="13.6cm" svg:y="3.7cm">
          <text:p text:style-name="P3"><text:span text:style-name="T3">Layer </text:span><text:span text:style-name="T4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4.215cm" svg:height="1.3cm" svg:x="2.685cm" svg:y="7.1cm">
          <text:p text:style-name="P3"><text:span text:style-name="T3">Data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1cm" svg:height="1.3cm" svg:x="8.9cm" svg:y="7.1cm">
          <text:p text:style-name="P3"><text:span text:style-name="T3">Style </text:span><text:span text:style-name="T4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1cm" svg:height="1.3cm" svg:x="11.9cm" svg:y="7.1cm">
          <text:p text:style-name="P3"><text:span text:style-name="T3">Style </text:span><text:span text:style-name="T4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2.1cm" svg:height="1.3cm" svg:x="15cm" svg:y="7.1cm">
          <text:p text:style-name="P3"><text:span text:style-name="T3">Style </text:span><text:span text:style-name="T4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 Light'" style:font-family-generic-asian="system" style:font-pitch-asian="variable" style:font-size-asian="24pt" style:language-asian="zh" style:country-asian="CN" style:font-family-complex="'DejaVu Sans Light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us Schneider</meta:initial-creator>
    <meta:creation-date>2011-11-14T16:24:45</meta:creation-date>
    <dc:date>2011-11-18T15:41:57</dc:date>
    <dc:creator>Markus Schneider</dc:creator>
    <meta:editing-duration>PT50M49S</meta:editing-duration>
    <meta:editing-cycles>6</meta:editing-cycles>
    <meta:generator>LibreOffice/3.4$Unix LibreOffice_project/340m1$Build-302</meta:generator>
    <meta:document-statistic meta:object-count="11"/>
  </office:meta>
</office:document-meta>
</file>